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91.05pt"/>
    </style:style>
    <style:style style:name="co15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del 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nput_ver</text:p>
          </table:table-cell>
          <table:table-cell office:value-type="string" calcext:value-type="string">
            <text:p>res_module_ver</text:p>
          </table:table-cell>
          <table:table-cell table:style-name="Default" office:value-type="string" calcext:value-type="string">
            <text:p>use_se</text:p>
          </table:table-cell>
          <table:table-cell table:style-name="Default" office:value-type="string" calcext:value-type="string">
            <text:p>use_bottle_neck</text:p>
          </table:table-cell>
          <table:table-cell office:value-type="string" calcext:value-type="string">
            <text:p>res_stag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andmark at lower lay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argin</text:p>
          </table:table-cell>
        </table:table-row>
        <table:table-row table:style-name="ro1">
          <table:table-cell office:value-type="string" calcext:value-type="string">
            <text:p>insightface-r50-am-lfw</text:p>
          </table:table-cell>
          <table:table-cell office:value-type="string" calcext:value-type="string">
            <text:p>original model from insightface for r5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eline_insightDatabase_single_loss</text:p>
          </table:table-cell>
          <table:table-cell office:value-type="string" calcext:value-type="string">
            <text:p>insightface model trained by ourselves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eline_insightDB_landmarkloss_before_bugfix</text:p>
          </table:table-cell>
          <table:table-cell office:value-type="string" calcext:value-type="string">
            <office:annotation draw:style-name="gr1" draw:text-style-name="P2" svg:width="82.18pt" svg:height="61.68pt" svg:x="493.48pt" svg:y="0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before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1</text:p>
          </table:table-cell>
          <table:table-cell office:value-type="string" calcext:value-type="string">
            <office:annotation draw:style-name="gr1" draw:text-style-name="P2" svg:width="82.18pt" svg:height="61.68pt" svg:x="493.48pt" svg:y="12.8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6</text:p>
          </table:table-cell>
          <table:table-cell office:value-type="string" calcext:value-type="string">
            <office:annotation draw:style-name="gr1" draw:text-style-name="P2" svg:width="82.18pt" svg:height="61.68pt" svg:x="493.48pt" svg:y="25.6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2</text:p>
          </table:table-cell>
          <table:table-cell office:value-type="string" calcext:value-type="string">
            <text:p>train_net_arconly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7</text:p>
          </table:table-cell>
          <table:table-cell office:value-type="string" calcext:value-type="string">
            <text:p>train_net_landmark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3</text:p>
          </table:table-cell>
          <table:table-cell office:value-type="string" calcext:value-type="string">
            <office:annotation draw:style-name="gr1" draw:text-style-name="P2" svg:width="82.18pt" svg:height="61.68pt" svg:x="493.48pt" svg:y="64.0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withou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8</text:p>
          </table:table-cell>
          <table:table-cell office:value-type="string" calcext:value-type="string">
            <office:annotation draw:style-name="gr1" draw:text-style-name="P2" svg:width="82.18pt" svg:height="61.68pt" svg:x="493.48pt" svg:y="76.82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4</text:p>
          </table:table-cell>
          <table:table-cell office:value-type="string" calcext:value-type="string">
            <office:annotation draw:style-name="gr1" draw:text-style-name="P2" svg:width="82.18pt" svg:height="61.68pt" svg:x="493.48pt" svg:y="89.6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_deepglin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epgli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9</text:p>
          </table:table-cell>
          <table:table-cell office:value-type="string" calcext:value-type="string">
            <office:annotation draw:style-name="gr1" draw:text-style-name="P2" svg:width="82.18pt" svg:height="61.68pt" svg:x="493.48pt" svg:y="102.42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dgx_train_5</text:p>
          </table:table-cell>
          <table:table-cell office:value-type="string" calcext:value-type="string">
            <office:annotation draw:style-name="gr1" draw:text-style-name="P2" svg:width="82.18pt" svg:height="61.68pt" svg:x="493.48pt" svg:y="115.2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6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6</text:p>
          </table:table-cell>
          <table:table-cell office:value-type="string" calcext:value-type="string">
            <office:annotation draw:style-name="gr1" draw:text-style-name="P2" svg:width="82.18pt" svg:height="61.68pt" svg:x="493.48pt" svg:y="128.0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1, 2, 5, 2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20</text:p>
          </table:table-cell>
          <table:table-cell office:value-type="string" calcext:value-type="string">
            <office:annotation draw:style-name="gr1" draw:text-style-name="P2" svg:width="82.18pt" svg:height="61.68pt" svg:x="493.48pt" svg:y="140.8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gx_train_7</text:p>
          </table:table-cell>
          <table:table-cell office:value-type="string" calcext:value-type="string">
            <office:annotation draw:style-name="gr1" draw:text-style-name="P2" svg:width="82.18pt" svg:height="61.68pt" svg:x="493.48pt" svg:y="153.6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1, 2, 5, 2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ython -m train_net_landmark --checkpoints ./output --prefix train_17 --start-epoch 18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</table:table>
      <table:table table:name="IJBC resul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 calcext:value-type="string">
            <text:p>server_train16</text:p>
          </table:table-cell>
          <table:table-cell office:value-type="string" calcext:value-type="string">
            <text:p>insight_original</text:p>
          </table:table-cell>
          <table:table-cell office:value-type="string" calcext:value-type="string">
            <text:p>dgx_train1</text:p>
          </table:table-cell>
          <table:table-cell office:value-type="string" calcext:value-type="string">
            <text:p>server_train16_3942</text:p>
          </table:table-cell>
          <table:table-cell office:value-type="string" calcext:value-type="string">
            <text:p>server_train17</text:p>
          </table:table-cell>
          <table:table-cell office:value-type="string" calcext:value-type="string">
            <text:p>dgx_train2</text:p>
          </table:table-cell>
          <table:table-cell office:value-type="string" calcext:value-type="string">
            <text:p>dgx_train3</text:p>
          </table:table-cell>
          <table:table-cell office:value-type="string" calcext:value-type="string">
            <text:p>server_train18</text:p>
          </table:table-cell>
          <table:table-cell office:value-type="string" calcext:value-type="string">
            <text:p>dgx_train4</text:p>
          </table:table-cell>
          <table:table-cell office:value-type="string" calcext:value-type="string">
            <text:p>dgx_train6</text:p>
          </table:table-cell>
          <table:table-cell office:value-type="string" calcext:value-type="string">
            <text:p>server_train19</text:p>
          </table:table-cell>
          <table:table-cell office:value-type="string" calcext:value-type="string">
            <text:p>server_train20_58</text:p>
          </table:table-cell>
          <table:table-cell office:value-type="string" calcext:value-type="string">
            <text:p>dgx_train7_5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Verification</text:p>
          </table:table-cell>
          <table:table-cell office:value-type="string" calcext:value-type="string">
            <text:p>TAR @ FAR = 0.0001</text:p>
          </table:table-cell>
          <table:table-cell office:value-type="float" office:value="0.945237" calcext:value-type="float">
            <text:p>0.945237</text:p>
          </table:table-cell>
          <table:table-cell office:value-type="float" office:value="0.91869" calcext:value-type="float">
            <text:p>0.91869</text:p>
          </table:table-cell>
          <table:table-cell office:value-type="float" office:value="0.941067" calcext:value-type="float">
            <text:p>0.941067</text:p>
          </table:table-cell>
          <table:table-cell office:value-type="float" office:value="0.945424" calcext:value-type="float">
            <text:p>0.945424</text:p>
          </table:table-cell>
          <table:table-cell office:value-type="float" office:value="0.942058" calcext:value-type="float">
            <text:p>0.942058</text:p>
          </table:table-cell>
          <table:table-cell office:value-type="float" office:value="0.936736" calcext:value-type="float">
            <text:p>0.936736</text:p>
          </table:table-cell>
          <table:table-cell office:value-type="float" office:value="0.944473" calcext:value-type="float">
            <text:p>0.944473</text:p>
          </table:table-cell>
          <table:table-cell office:value-type="float" office:value="0.949936" calcext:value-type="float">
            <text:p>0.949936</text:p>
          </table:table-cell>
          <table:table-cell office:value-type="float" office:value="0.944006" calcext:value-type="float">
            <text:p>0.944006</text:p>
          </table:table-cell>
          <table:table-cell office:value-type="float" office:value="0.934571" calcext:value-type="float">
            <text:p>0.934571</text:p>
          </table:table-cell>
          <table:table-cell office:value-type="float" office:value="0.946151" calcext:value-type="float">
            <text:p>0.946151</text:p>
          </table:table-cell>
          <table:table-cell office:value-type="float" office:value="0.947254" calcext:value-type="float">
            <text:p>0.947254</text:p>
          </table:table-cell>
          <table:table-cell office:value-type="float" office:value="0.934094" calcext:value-type="float">
            <text:p>0.934094</text:p>
          </table:table-cell>
        </table:table-row>
        <table:table-row table:style-name="ro1">
          <table:covered-table-cell/>
          <table:table-cell office:value-type="string" calcext:value-type="string">
            <text:p>TAR @ FAR = 0.001</text:p>
          </table:table-cell>
          <table:table-cell office:value-type="float" office:value="0.964063" calcext:value-type="float">
            <text:p>0.964063</text:p>
          </table:table-cell>
          <table:table-cell office:value-type="float" office:value="0.949358" calcext:value-type="float">
            <text:p>0.949358</text:p>
          </table:table-cell>
          <table:table-cell office:value-type="float" office:value="0.962848" calcext:value-type="float">
            <text:p>0.962848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61792" calcext:value-type="float">
            <text:p>0.961792</text:p>
          </table:table-cell>
          <table:table-cell office:value-type="float" office:value="0.959448" calcext:value-type="float">
            <text:p>0.959448</text:p>
          </table:table-cell>
          <table:table-cell office:value-type="float" office:value="0.964527" calcext:value-type="float">
            <text:p>0.964527</text:p>
          </table:table-cell>
          <table:table-cell office:value-type="float" office:value="0.966177" calcext:value-type="float">
            <text:p>0.966177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58907" calcext:value-type="float">
            <text:p>0.958907</text:p>
          </table:table-cell>
          <table:table-cell office:value-type="float" office:value="0.966672" calcext:value-type="float">
            <text:p>0.966672</text:p>
          </table:table-cell>
          <table:table-cell office:value-type="float" office:value="0.967311" calcext:value-type="float">
            <text:p>0.967311</text:p>
          </table:table-cell>
          <table:table-cell office:value-type="float" office:value="0.95834" calcext:value-type="float">
            <text:p>0.95834</text:p>
          </table:table-cell>
        </table:table-row>
        <table:table-row table:style-name="ro1">
          <table:covered-table-cell/>
          <table:table-cell office:value-type="string" calcext:value-type="string">
            <text:p>TAR @ FAR = 0.01</text:p>
          </table:table-cell>
          <table:table-cell office:value-type="float" office:value="0.976489" calcext:value-type="float">
            <text:p>0.976489</text:p>
          </table:table-cell>
          <table:table-cell office:value-type="float" office:value="0.970611" calcext:value-type="float">
            <text:p>0.970611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76334" calcext:value-type="float">
            <text:p>0.976334</text:p>
          </table:table-cell>
          <table:table-cell office:value-type="float" office:value="0.976953" calcext:value-type="float">
            <text:p>0.976953</text:p>
          </table:table-cell>
          <table:table-cell office:value-type="float" office:value="0.975767" calcext:value-type="float">
            <text:p>0.975767</text:p>
          </table:table-cell>
          <table:table-cell office:value-type="float" office:value="0.977262" calcext:value-type="float">
            <text:p>0.977262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977365" calcext:value-type="float">
            <text:p>0.977365</text:p>
          </table:table-cell>
          <table:table-cell office:value-type="float" office:value="0.974942" calcext:value-type="float">
            <text:p>0.974942</text:p>
          </table:table-cell>
          <table:table-cell office:value-type="float" office:value="0.977623" calcext:value-type="float">
            <text:p>0.977623</text:p>
          </table:table-cell>
          <table:table-cell office:value-type="float" office:value="0.979015" calcext:value-type="float">
            <text:p>0.979015</text:p>
          </table:table-cell>
          <table:table-cell office:value-type="float" office:value="0.975538" calcext:value-type="float">
            <text:p>0.975538</text:p>
          </table:table-cell>
        </table:table-row>
        <table:table-row table:style-name="ro1">
          <table:covered-table-cell/>
          <table:table-cell office:value-type="string" calcext:value-type="string">
            <text:p>TAR @ FAR = 0.1</text:p>
          </table:table-cell>
          <table:table-cell office:value-type="float" office:value="0.986182" calcext:value-type="float">
            <text:p>0.986182</text:p>
          </table:table-cell>
          <table:table-cell office:value-type="float" office:value="0.984584" calcext:value-type="float">
            <text:p>0.984584</text:p>
          </table:table-cell>
          <table:table-cell office:value-type="float" office:value="0.987677" calcext:value-type="float">
            <text:p>0.987677</text:p>
          </table:table-cell>
          <table:table-cell office:value-type="float" office:value="0.985976" calcext:value-type="float">
            <text:p>0.985976</text:p>
          </table:table-cell>
          <table:table-cell office:value-type="float" office:value="0.988657" calcext:value-type="float">
            <text:p>0.988657</text:p>
          </table:table-cell>
          <table:table-cell office:value-type="float" office:value="0.987883" calcext:value-type="float">
            <text:p>0.987883</text:p>
          </table:table-cell>
          <table:table-cell office:value-type="float" office:value="0.98644" calcext:value-type="float">
            <text:p>0.98644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6904" calcext:value-type="float">
            <text:p>0.986904</text:p>
          </table:table-cell>
          <table:table-cell office:value-type="float" office:value="0.986285" calcext:value-type="float">
            <text:p>0.986285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7532" calcext:value-type="float">
            <text:p>0.987532</text:p>
          </table:table-cell>
          <table:table-cell office:value-type="float" office:value="0.987265" calcext:value-type="float">
            <text:p>0.98726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dentification</text:p>
          </table:table-cell>
          <table:table-cell office:value-type="string" calcext:value-type="string">
            <text:p>Rank 1</text:p>
          </table:table-cell>
          <table:table-cell office:value-type="float" office:value="0.948379" calcext:value-type="float">
            <text:p>0.948379</text:p>
          </table:table-cell>
          <table:table-cell office:value-type="float" office:value="0.922337" calcext:value-type="float">
            <text:p>0.922337</text:p>
          </table:table-cell>
          <table:table-cell office:value-type="float" office:value="0.947195" calcext:value-type="float">
            <text:p>0.947195</text:p>
          </table:table-cell>
          <table:table-cell office:value-type="float" office:value="0.948688" calcext:value-type="float">
            <text:p>0.948688</text:p>
          </table:table-cell>
          <table:table-cell office:value-type="float" office:value="0.945754" calcext:value-type="float">
            <text:p>0.945754</text:p>
          </table:table-cell>
          <table:table-cell office:value-type="float" office:value="0.943489" calcext:value-type="float">
            <text:p>0.943489</text:p>
          </table:table-cell>
          <table:table-cell office:value-type="float" office:value="0.949151" calcext:value-type="float">
            <text:p>0.949151</text:p>
          </table:table-cell>
          <table:table-cell office:value-type="float" office:value="0.952136" calcext:value-type="float">
            <text:p>0.952136</text:p>
          </table:table-cell>
          <table:table-cell office:value-type="float" office:value="0.947452" calcext:value-type="float">
            <text:p>0.947452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0.95229" calcext:value-type="float">
            <text:p>0.95229</text:p>
          </table:table-cell>
          <table:table-cell office:value-type="float" office:value="0.951673" calcext:value-type="float">
            <text:p>0.951673</text:p>
          </table:table-cell>
          <table:table-cell office:value-type="float" office:value="0.941173" calcext:value-type="float">
            <text:p>0.941173</text:p>
          </table:table-cell>
        </table:table-row>
        <table:table-row table:style-name="ro1">
          <table:covered-table-cell/>
          <table:table-cell office:value-type="string" calcext:value-type="string">
            <text:p>Rank 5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8996" calcext:value-type="float">
            <text:p>0.948996</text:p>
          </table:table-cell>
          <table:table-cell office:value-type="float" office:value="0.964282" calcext:value-type="float">
            <text:p>0.964282</text:p>
          </table:table-cell>
          <table:table-cell office:value-type="float" office:value="0.965157" calcext:value-type="float">
            <text:p>0.965157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0.962069" calcext:value-type="float">
            <text:p>0.962069</text:p>
          </table:table-cell>
          <table:table-cell office:value-type="float" office:value="0.966495" calcext:value-type="float">
            <text:p>0.966495</text:p>
          </table:table-cell>
          <table:table-cell office:value-type="float" office:value="0.968245" calcext:value-type="float">
            <text:p>0.968245</text:p>
          </table:table-cell>
          <table:table-cell office:value-type="float" office:value="0.964848" calcext:value-type="float">
            <text:p>0.964848</text:p>
          </table:table-cell>
          <table:table-cell office:value-type="float" office:value="0.960422" calcext:value-type="float">
            <text:p>0.960422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68502" calcext:value-type="float">
            <text:p>0.968502</text:p>
          </table:table-cell>
          <table:table-cell office:value-type="float" office:value="0.960885" calcext:value-type="float">
            <text:p>0.960885</text:p>
          </table:table-cell>
        </table:table-row>
        <table:table-row table:style-name="ro1">
          <table:covered-table-cell/>
          <table:table-cell office:value-type="string" calcext:value-type="string">
            <text:p>Rank 10</text:p>
          </table:table-cell>
          <table:table-cell office:value-type="float" office:value="0.970046" calcext:value-type="float">
            <text:p>0.970046</text:p>
          </table:table-cell>
          <table:table-cell office:value-type="float" office:value="0.95754" calcext:value-type="float">
            <text:p>0.95754</text:p>
          </table:table-cell>
          <table:table-cell office:value-type="float" office:value="0.969686" calcext:value-type="float">
            <text:p>0.969686</text:p>
          </table:table-cell>
          <table:table-cell office:value-type="float" office:value="0.970149" calcext:value-type="float">
            <text:p>0.970149</text:p>
          </table:table-cell>
          <table:table-cell office:value-type="float" office:value="0.970973" calcext:value-type="float">
            <text:p>0.970973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71127" calcext:value-type="float">
            <text:p>0.971127</text:p>
          </table:table-cell>
          <table:table-cell office:value-type="float" office:value="0.972517" calcext:value-type="float">
            <text:p>0.972517</text:p>
          </table:table-cell>
          <table:table-cell office:value-type="float" office:value="0.970201" calcext:value-type="float">
            <text:p>0.970201</text:p>
          </table:table-cell>
          <table:table-cell office:value-type="float" office:value="0.965672" calcext:value-type="float">
            <text:p>0.965672</text:p>
          </table:table-cell>
          <table:table-cell office:value-type="float" office:value="0.972568" calcext:value-type="float">
            <text:p>0.972568</text:p>
          </table:table-cell>
          <table:table-cell office:value-type="float" office:value="0.973392" calcext:value-type="float">
            <text:p>0.973392</text:p>
          </table:table-cell>
          <table:table-cell office:value-type="float" office:value="0.967422" calcext:value-type="float">
            <text:p>0.967422</text:p>
          </table:table-cell>
        </table:table-row>
        <table:table-row table:style-name="ro1">
          <table:covered-table-cell/>
          <table:table-cell office:value-type="string" calcext:value-type="string">
            <text:p>Rank 20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64642" calcext:value-type="float">
            <text:p>0.964642</text:p>
          </table:table-cell>
          <table:table-cell office:value-type="float" office:value="0.974267" calcext:value-type="float">
            <text:p>0.974267</text:p>
          </table:table-cell>
          <table:table-cell office:value-type="float" office:value="0.973752" calcext:value-type="float">
            <text:p>0.973752</text:p>
          </table:table-cell>
          <table:table-cell office:value-type="float" office:value="0.974833" calcext:value-type="float">
            <text:p>0.974833</text:p>
          </table:table-cell>
          <table:table-cell office:value-type="float" office:value="0.972723" calcext:value-type="float">
            <text:p>0.972723</text:p>
          </table:table-cell>
          <table:table-cell office:value-type="float" office:value="0.975347" calcext:value-type="float">
            <text:p>0.975347</text:p>
          </table:table-cell>
          <table:table-cell office:value-type="float" office:value="0.975605" calcext:value-type="float">
            <text:p>0.975605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71693" calcext:value-type="float">
            <text:p>0.971693</text:p>
          </table:table-cell>
          <table:table-cell office:value-type="float" office:value="0.975708" calcext:value-type="float">
            <text:p>0.975708</text:p>
          </table:table-cell>
          <table:table-cell office:value-type="float" office:value="0.976686" calcext:value-type="float">
            <text:p>0.976686</text:p>
          </table:table-cell>
          <table:table-cell office:value-type="float" office:value="0.972517" calcext:value-type="float">
            <text:p>0.972517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TAR @ FAR = 0.0001: 0.948853</text:p>
          </table:table-cell>
          <table:table-cell table:number-columns-repeated="2"/>
          <table:table-cell office:value-type="string" calcext:value-type="string">
            <text:p>dgx_train4_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010: 0.965300</text:p>
          </table:table-cell>
          <table:table-cell table:number-columns-repeated="2"/>
          <table:table-cell office:value-type="string" calcext:value-type="string">
            <text:p>TAR @ FAR = 0.0001: 0.9440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2"/>
          <table:table-cell office:value-type="string" calcext:value-type="string">
            <text:p>TAR @ FAR = 0.0010: 0.96426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1000: 0.986852</text:p>
          </table:table-cell>
          <table:table-cell table:number-columns-repeated="2"/>
          <table:table-cell office:value-type="string" calcext:value-type="string">
            <text:p>TAR @ FAR = 0.0100: 0.97736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: 0.951621</text:p>
          </table:table-cell>
          <table:table-cell table:number-columns-repeated="2"/>
          <table:table-cell office:value-type="string" calcext:value-type="string">
            <text:p>TAR @ FAR = 0.1000: 0.9869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5: 0.967936</text:p>
          </table:table-cell>
          <table:table-cell table:number-columns-repeated="2"/>
          <table:table-cell office:value-type="string" calcext:value-type="string">
            <text:p>Rank 1: 0.94745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0: 0.972105</text:p>
          </table:table-cell>
          <table:table-cell table:number-columns-repeated="2"/>
          <table:table-cell office:value-type="string" calcext:value-type="string">
            <text:p>Rank 5: 0.9648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20: 0.975656</text:p>
          </table:table-cell>
          <table:table-cell table:number-columns-repeated="2"/>
          <table:table-cell office:value-type="string" calcext:value-type="string">
            <text:p>Rank 10: 0.97020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ank 20: 0.97437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TAR @ FAR = 0.0001: 0.9489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4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80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77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03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6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45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062" calcext:value-type="float">
            <text:p>6062</text:p>
          </table:table-cell>
          <table:table-cell office:value-type="string" calcext:value-type="string">
            <text:p>TAR @ FAR = 0.0001: 0.94972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57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9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39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00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399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TAR @ FAR = 0.0001: 0.9499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77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705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21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5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string" calcext:value-type="string">
            <text:p>TAR @ FAR = 0.0001: 0.9496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1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4:00:44.763908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58:43.808522752</meta:creation-date>
    <dc:date>2019-05-29T11:15:15.409420158</dc:date>
    <meta:editing-duration>P38DT19H19M23S</meta:editing-duration>
    <meta:editing-cycles>24</meta:editing-cycles>
    <meta:generator>LibreOffice/5.1.6.2$Linux_X86_64 LibreOffice_project/10m0$Build-2</meta:generator>
    <meta:document-statistic meta:table-count="2" meta:cell-count="388" meta:object-count="0"/>
  </office:meta>
</office:document-meta>
</file>